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aryValue.getInternalString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inaryValue.BinaryValue( byte [ ]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Value.BinaryValue( String 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Value.BinaryValue( InputStream 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inaryValue.getStream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BinaryValu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aryValue.equals( Object obj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